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ace" officeooo:paragraph-rsid="0014face"/>
    </style:style>
    <style:style style:name="P2" style:family="paragraph" style:parent-style-name="Standard">
      <style:text-properties officeooo:paragraph-rsid="0014face"/>
    </style:style>
    <style:style style:name="P3" style:family="paragraph" style:parent-style-name="Standard">
      <style:text-properties fo:font-weight="bold" officeooo:rsid="0014face" officeooo:paragraph-rsid="0014face" style:font-weight-asian="bold" style:font-weight-complex="bold"/>
    </style:style>
    <style:style style:name="P4" style:family="paragraph" style:parent-style-name="Standard">
      <style:text-properties officeooo:rsid="0016675c" officeooo:paragraph-rsid="0016675c"/>
    </style:style>
    <style:style style:name="T1" style:family="text">
      <style:text-properties officeooo:rsid="0014fa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fac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 se usa para seleccionar datos de una BD</text:p>
      <text:p text:style-name="P1"/>
      <text:p text:style-name="P2"><text:span text:style-name="T1">Ejemplo:<text:line-break/><text:line-break/></text:span>SELECT CustomerName, City FROM Customers; </text:p>
      <text:p text:style-name="P2"/>
      <text:p text:style-name="P3">SINTAXIS<text:span text:style-name="T2">:</text:span></text:p>
      <text:p text:style-name="P3"><text:span text:style-name="T2"/></text:p>
      <text:p text:style-name="P2"><text:span text:style-name="T3">SELECT column1, column2 </text:span><text:span text:style-name="T2">FROM </text:span><text:span text:style-name="Emphasis"><text:span text:style-name="T2">table_name</text:span></text:span><text:span text:style-name="T2">; </text:span></text:p>
      <text:p text:style-name="P2"><text:span text:style-name="T3"/></text:p>
      <text:p text:style-name="P1"><text:span text:style-name="T2">column1, column2 son los nombres de los campos de la tabla de los que queremos seleccionar información.</text:span></text:p>
      <text:p text:style-name="P1"><text:span text:style-name="T2"/></text:p>
      <text:p text:style-name="P1"><text:span text:style-name="T2">table_name representa el nombre de la tabla de la que queremos seleccionar esa información.</text:span></text:p>
      <text:p text:style-name="P1"><text:span text:style-name="T2"/></text:p>
      <text:p text:style-name="P4"><text:span text:style-name="T2">Si queremos devolver todas las columnas, sin especificar todos los nombres, podemos usar:<text:line-break/><text:line-break/>(Devuelve todas las columnas de la tabla Customers)<text:line-break/>SELECT * FROM Customers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37:32.761000000</meta:creation-date>
    <dc:date>2024-02-22T12:40:10.927000000</dc:date>
    <meta:editing-duration>PT2M3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7" meta:word-count="77" meta:character-count="509" meta:non-whitespace-character-count="435"/>
  </office:meta>
</office:document-meta>
</file>